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1" style:family="table-row">
      <style:table-row-properties style:min-row-height="4.57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tracked-changes>
        <text:changed-region text:id="ct95588728">
          <text:insertion>
            <office:change-info>
              <dc:creator>Gaetan Delannay</dc:creator>
              <dc:date>2006-10-26T13:40:00</dc:date>
            </office:change-info>
          </text:insertion>
        </text:changed-region>
        <text:changed-region text:id="ct98916624">
          <text:insertion>
            <office:change-info>
              <dc:creator>Gaetan Delannay</dc:creator>
              <dc:date>2006-10-26T13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P1"><office:annotation><dc:creator>GDE</dc:creator><dc:date>2006-10-26T00:00:00</dc:date><text:p>do cell for p in persons</text:p></office:annotation><text:change-start text:change-id="ct95588728"/>p.firstName + ' ' + p.name<text:change-end text:change-id="ct95588728"/> </text:p>
              <text:p text:style-name="Table_20_Contents"><text:change-start text:change-id="ct98916624"/>p.address<text:change-end text:change-id="ct98916624"/></text:p>
            </table:table-cell>
            <table:table-cell table:style-name="Tableau1.A1" office:value-type="string">
              <text:p text:style-name="Table_20_Contents"/>
            </table:table-cell>
            <table:table-cell table:style-name="Tableau1.C1" office:value-type="string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13:33:26</meta:creation-date>
    <dc:creator>Gaetan Delannay</dc:creator>
    <dc:date>2006-10-26T13:47:07</dc:date>
    <dc:language>fr-BE</dc:language>
    <meta:editing-cycles>5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3" meta:character-count="37"/>
  </office:meta>
</office:document-meta>
</file>